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Standard">
        <draw:frame draw:style-name="gr1" draw:layer="layout" svg:width="15.339cm" svg:height="6.986cm" svg:x="-0.003cm" svg:y="-0.005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4cm" fo:page-height="6.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jörn Peemöller</meta:initial-creator>
    <meta:creation-date>2011-05-03T20:51:48</meta:creation-date>
    <dc:date>2011-05-03T21:03:39</dc:date>
    <dc:creator>Björn Peemöller</dc:creator>
    <meta:editing-duration>PT00H11M52S</meta:editing-duration>
    <meta:editing-cycles>2</meta:editing-cycles>
    <meta:generator>OpenOffice.org/3.2$Unix OpenOffice.org_project/320m19$Build-9505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chart-properties chart:link-data-style-to-source="false"/>
      <style:graphic-properties draw:fill-color="#579d1c"/>
      <style:text-properties fo:font-size="6pt" style:font-size-asian="6pt" style:font-size-complex="6pt"/>
    </style:style>
    <style:style style:name="ch12" style:family="chart" style:data-style-name="N0">
      <style:chart-properties chart:link-data-style-to-source="false"/>
      <style:graphic-properties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34cm" svg:height="6.987cm" xlink:href="." chart:class="chart:bar" chart:style-name="ch1">
        <chart:legend chart:legend-position="end" svg:x="12.181cm" svg:y="2.014cm" chart:style-name="ch2"/>
        <chart:plot-area chart:style-name="ch3" chart:data-source-has-labels="both" svg:x="0.411cm" svg:y="0.139cm" svg:width="11.465cm" svg:height="6.57cm">
          <chart:axis chart:dimension="x" chart:name="primary-x" chart:style-name="ch4">
            <chart:categories table:cell-range-address="local-table.$A$2:.$A$2"/>
          </chart:axis>
          <chart:axis chart:dimension="y" chart:name="primary-y" chart:style-name="ch5">
            <chart:title svg:x="0.307cm" svg:y="5.29cm" chart:style-name="ch6">
              <text:p>Runtime in seconds</text:p>
            </chart:title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series chart:style-name="ch10" chart:values-cell-range-address="local-table.$D$2:.$D$2" chart:label-cell-address="local-table.$D$1" chart:class="chart:bar">
            <chart:data-point/>
          </chart:series>
          <chart:series chart:style-name="ch11" chart:values-cell-range-address="local-table.$E$2:.$E$2" chart:label-cell-address="local-table.$E$1" chart:class="chart:bar">
            <chart:data-point/>
          </chart:series>
          <chart:series chart:style-name="ch12" chart:values-cell-range-address="local-table.$F$2:.$F$2" chart:label-cell-address="local-table.$F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iCS2+</text:p>
              </table:table-cell>
              <table:table-cell office:value-type="string">
                <text:p>PAKCS </text:p>
              </table:table-cell>
              <table:table-cell office:value-type="string">
                <text:p>MCC   </text:p>
              </table:table-cell>
              <table:table-cell office:value-type="string">
                <text:p>GHC+  </text:p>
              </table:table-cell>
              <table:table-cell office:value-type="string">
                <text:p>SICSTU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2.08">
                <text:p>2.08</text:p>
              </table:table-cell>
              <table:table-cell office:value-type="float" office:value="0.33">
                <text:p>0.33</text:p>
              </table:table-cell>
              <table:table-cell office:value-type="float" office:value="0.11">
                <text:p>0.11</text:p>
              </table:table-cell>
              <table:table-cell office:value-type="float" office:value="0.38">
                <text:p>0.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